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aeba" officeooo:paragraph-rsid="0012aeba"/>
    </style:style>
    <style:style style:name="P2" style:family="paragraph" style:parent-style-name="Standard">
      <style:text-properties fo:font-size="14pt" fo:font-weight="bold" officeooo:rsid="0012aeba" officeooo:paragraph-rsid="0012aeba" style:font-size-asian="14pt" style:font-weight-asian="bold" style:font-size-complex="14pt" style:font-weight-complex="bold"/>
    </style:style>
    <style:style style:name="T1" style:family="text">
      <style:text-properties officeooo:rsid="00136bb3"/>
    </style:style>
    <style:style style:name="T2" style:family="text">
      <style:text-properties officeooo:rsid="0015c4b8"/>
    </style:style>
    <style:style style:name="T3" style:family="text">
      <style:text-properties officeooo:rsid="0015f2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on-functional <text:s/>user requirements</text:p>
      <text:p text:style-name="P1"/>
      <text:p text:style-name="P1">Our software is personal desktop application for user. This software usable only one user <text:span text:style-name="T1">each computer</text:span>. <text:s/>There is only one type <text:span text:style-name="T1">of </text:span>user and it is who want to make collections.<text:span text:style-name="T3">Software has not any login or sign page .</text:span> User <text:span text:style-name="T1">have</text:span> no<text:span text:style-name="T1">t any</text:span> unique <text:s/>identity number <text:s/>and password. <text:span text:style-name="T1">The user can <text:s text:c="2"/>use <text:s/>the program without knowing the software.Developers of software <text:s/>should <text:s/>introduce <text:s/>software. User can make collection easily in software.Software has basic interface for user.The software has a few work button and user <text:s/>can access only a few button.U</text:span>ser cannot use this software for bad purpo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23:58:15.743000000</meta:creation-date>
    <dc:date>2018-10-30T00:59:54.946000000</dc:date>
    <meta:editing-duration>PT18M36S</meta:editing-duration>
    <meta:editing-cycles>3</meta:editing-cycles>
    <meta:generator>LibreOffice/6.1.2.1$Windows_X86_64 LibreOffice_project/65905a128db06ba48db947242809d14d3f9a93fe</meta:generator>
    <meta:document-statistic meta:table-count="0" meta:image-count="0" meta:object-count="0" meta:page-count="1" meta:paragraph-count="2" meta:word-count="99" meta:character-count="624" meta:non-whitespace-character-count="516"/>
  </office:meta>
</office:document-meta>
</file>